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>#include&lt;string.h&gt;</text:p>
      <text:p text:style-name="P1">#include&lt;ctype.h&gt;</text:p>
      <text:p text:style-name="P1">#define MAXSIZE (15)</text:p>
      <text:p text:style-name="P1"/>
      <text:p text:style-name="P1">//function declarations</text:p>
      <text:p text:style-name="P1">int is_operator(char c);</text:p>
      <text:p text:style-name="P1">void push(int nbr);</text:p>
      <text:p text:style-name="P1">void do_operator(char c);</text:p>
      <text:p text:style-name="P1">int pop();</text:p>
      <text:p text:style-name="P1">int concat(int x, int y);</text:p>
      <text:p text:style-name="P1"/>
      <text:p text:style-name="P1">//global variable declarations (undviks i nästkommande labbar.)</text:p>
      <text:p text:style-name="P1">int stack_end = 0;</text:p>
      <text:p text:style-name="P1">int stack[MAXSIZE];</text:p>
      <text:p text:style-name="P1"/>
      <text:p text:style-name="P1">int main(int argc, char** argv) {</text:p>
      <text:p text:style-name="P1"><text:s text:c="2"/>int c; //returtypen av getchar är ju ologiskt nog en int (ascii-koden), char kan vara för litet för att lagra hela <text:tab/>läsningen.</text:p>
      <text:p text:style-name="P1"><text:s text:c="2"/>int digit;</text:p>
      <text:p text:style-name="P1"><text:s text:c="2"/>int result;</text:p>
      <text:p text:style-name="P1"><text:s text:c="2"/>int next_char;</text:p>
      <text:p text:style-name="P1"><text:s text:c="2"/></text:p>
      <text:p text:style-name="P1"><text:s text:c="2"/>//get char until EOF (ctrl+D)</text:p>
      <text:p text:style-name="P1"><text:s text:c="2"/>printf("Input RPN-formatted line: ");</text:p>
      <text:p text:style-name="P1"/>
      <text:p text:style-name="P1"><text:s text:c="2"/>do {</text:p>
      <text:p text:style-name="P1"><text:s text:c="4"/>c = getchar();</text:p>
      <text:p text:style-name="P1"/>
      <text:p text:style-name="P1"><text:s text:c="4"/>//If space, skip</text:p>
      <text:p text:style-name="P1"><text:s text:c="4"/>if (c == ' ') {</text:p>
      <text:p text:style-name="P1"><text:s text:c="6"/>continue;</text:p>
      <text:p text:style-name="P1"><text:s text:c="4"/>}</text:p>
      <text:p text:style-name="P1"/>
      <text:p text:style-name="P1"><text:s text:c="4"/>//If newline, pop</text:p>
      <text:p text:style-name="P1"><text:s text:c="4"/>if (c == '\n') {</text:p>
      <text:p text:style-name="P1"><text:s text:c="6"/>result = pop();</text:p>
      <text:p text:style-name="P1"><text:s text:c="6"/>printf("The result is: %d \n", result);</text:p>
      <text:p text:style-name="P1"><text:s text:c="6"/>continue;</text:p>
      <text:p text:style-name="P1"><text:s text:c="4"/>}</text:p>
      <text:p text:style-name="P1"/>
      <text:p text:style-name="P1"><text:s text:c="4"/>//if integer, push it</text:p>
      <text:p text:style-name="P1"><text:s text:c="4"/>if (isdigit(c)) {</text:p>
      <text:p text:style-name="P1"><text:s text:c="6"/>digit = c -'0';</text:p>
      <text:p text:style-name="P1"><text:s text:c="6"/>while (c != ' ') {</text:p>
      <text:p text:style-name="P1"><text:tab/>next_char = getchar();</text:p>
      <text:p text:style-name="P1"><text:tab/>if (next_char == ' ') {</text:p>
      <text:p text:style-name="P1"><text:tab/> <text:s/>push(digit);</text:p>
      <text:p text:style-name="P1"><text:soft-page-break/><text:tab/> <text:s/>break;</text:p>
      <text:p text:style-name="P1"><text:tab/>}</text:p>
      <text:p text:style-name="P1"><text:tab/>if (!isdigit(next_char)) {</text:p>
      <text:p text:style-name="P1"><text:tab/> <text:s/>fprintf(stderr, "Syntax error!");</text:p>
      <text:p text:style-name="P1"><text:tab/> <text:s/>exit(1);</text:p>
      <text:p text:style-name="P1"><text:tab/>}</text:p>
      <text:p text:style-name="P1"><text:tab/>digit = concat(digit, next_char-'0');</text:p>
      <text:p text:style-name="P1"><text:tab/>c = next_char;</text:p>
      <text:p text:style-name="P1"><text:s text:c="6"/>}</text:p>
      <text:p text:style-name="P1"><text:s text:c="6"/>continue;</text:p>
      <text:p text:style-name="P1"><text:s text:c="4"/>}</text:p>
      <text:p text:style-name="P1"><text:s text:c="4"/></text:p>
      <text:p text:style-name="P1"><text:s text:c="4"/>//if operator, do corresponding operation</text:p>
      <text:p text:style-name="P1"><text:s text:c="4"/>if (is_operator(c)) {</text:p>
      <text:p text:style-name="P1"><text:s text:c="6"/>do_operator(c);</text:p>
      <text:p text:style-name="P1"><text:s text:c="6"/>continue;</text:p>
      <text:p text:style-name="P1"><text:s text:c="4"/>}</text:p>
      <text:p text:style-name="P1"><text:s text:c="4"/></text:p>
      <text:p text:style-name="P1"><text:s text:c="4"/>//if EOF</text:p>
      <text:p text:style-name="P1"><text:s text:c="4"/>if (c == EOF) {</text:p>
      <text:p text:style-name="P1"><text:s text:c="6"/>break;</text:p>
      <text:p text:style-name="P1"><text:s text:c="4"/>}</text:p>
      <text:p text:style-name="P1"><text:s text:c="4"/></text:p>
      <text:p text:style-name="P1"><text:s text:c="4"/>//if not any of the above, invalid input</text:p>
      <text:p text:style-name="P1"><text:s text:c="4"/>fprintf(stderr, "Invalid input argument! \n");</text:p>
      <text:p text:style-name="P1"><text:s text:c="4"/>exit(1);</text:p>
      <text:p text:style-name="P1"><text:s text:c="2"/>} while (c != EOF);</text:p>
      <text:p text:style-name="P1"><text:s text:c="2"/>return 0;</text:p>
      <text:p text:style-name="P1">}</text:p>
      <text:p text:style-name="P1"/>
      <text:p text:style-name="P1">int concat(int x, int y) {</text:p>
      <text:p text:style-name="P1"><text:s text:c="2"/>return x*10 + y;</text:p>
      <text:p text:style-name="P1">}</text:p>
      <text:p text:style-name="P1"/>
      <text:p text:style-name="P1">void push(int nbr) {</text:p>
      <text:p text:style-name="P1"><text:s text:c="2"/>if (stack_end &gt;= MAXSIZE) {</text:p>
      <text:p text:style-name="P1"><text:s text:c="4"/>fprintf(stderr, "Stack is full, terminating! \n");</text:p>
      <text:p text:style-name="P1"><text:s text:c="4"/>exit(1);</text:p>
      <text:p text:style-name="P1"><text:s text:c="2"/>}</text:p>
      <text:p text:style-name="P1"><text:s text:c="2"/>stack[stack_end++] = nbr; <text:s/></text:p>
      <text:p text:style-name="P1"><text:s text:c="2"/>//printf("pushed: %d\n", stack[stack_end - 1]);</text:p>
      <text:p text:style-name="P1">}</text:p>
      <text:p text:style-name="P1"/>
      <text:p text:style-name="P1">int is_operator(char c) {</text:p>
      <text:p text:style-name="P1"><text:s text:c="2"/>return c == '+' || c == '-' || c == '*' || c == '/';</text:p>
      <text:p text:style-name="P1">}</text:p>
      <text:p text:style-name="P1"/>
      <text:p text:style-name="P1">void do_operator(char c) {</text:p>
      <text:p text:style-name="P1"><text:s text:c="2"/>int e1;</text:p>
      <text:p text:style-name="P1"><text:soft-page-break/><text:s text:c="2"/>int e2;</text:p>
      <text:p text:style-name="P1"><text:s text:c="2"/>int res;</text:p>
      <text:p text:style-name="P1"/>
      <text:p text:style-name="P1"><text:s text:c="2"/>e1 = pop();</text:p>
      <text:p text:style-name="P1"><text:s text:c="2"/>e2 = pop();</text:p>
      <text:p text:style-name="P1"/>
      <text:p text:style-name="P1"><text:s text:c="2"/>switch (c) {</text:p>
      <text:p text:style-name="P1"><text:s text:c="2"/>case '+':</text:p>
      <text:p text:style-name="P1"><text:s text:c="4"/>res = e2 + e1;</text:p>
      <text:p text:style-name="P1"><text:s text:c="4"/>push(res);</text:p>
      <text:p text:style-name="P1"><text:s text:c="4"/>return;</text:p>
      <text:p text:style-name="P1"><text:s text:c="2"/>case '-':</text:p>
      <text:p text:style-name="P1"><text:s text:c="4"/>res = e2 - e1;</text:p>
      <text:p text:style-name="P1"><text:s text:c="4"/>push(res);</text:p>
      <text:p text:style-name="P1"><text:s text:c="4"/>return;</text:p>
      <text:p text:style-name="P1"><text:s text:c="2"/>case '*':</text:p>
      <text:p text:style-name="P1"><text:s text:c="4"/>res = e2 * e1;</text:p>
      <text:p text:style-name="P1"><text:s text:c="4"/>push(res);</text:p>
      <text:p text:style-name="P1"><text:s text:c="4"/>return;</text:p>
      <text:p text:style-name="P1"><text:s text:c="2"/>case '/':</text:p>
      <text:p text:style-name="P1"><text:s text:c="4"/>if (e1 == 0) {</text:p>
      <text:p text:style-name="P1"><text:s text:c="6"/>fprintf(stderr, "Division by 0! \n");</text:p>
      <text:p text:style-name="P1"><text:s text:c="6"/>exit(1);</text:p>
      <text:p text:style-name="P1"><text:s text:c="4"/>}</text:p>
      <text:p text:style-name="P1"><text:s text:c="4"/>res = e2 / e1;</text:p>
      <text:p text:style-name="P1"><text:s text:c="4"/>push(res);</text:p>
      <text:p text:style-name="P1"><text:s text:c="4"/>return;</text:p>
      <text:p text:style-name="P1"><text:s text:c="2"/>default:</text:p>
      <text:p text:style-name="P1"><text:s text:c="4"/>fprintf(stderr, "Invalid input argument! \n");</text:p>
      <text:p text:style-name="P1"><text:s text:c="4"/>return;</text:p>
      <text:p text:style-name="P1"><text:s text:c="2"/>}</text:p>
      <text:p text:style-name="P1">}</text:p>
      <text:p text:style-name="P1"/>
      <text:p text:style-name="P1">int pop() {</text:p>
      <text:p text:style-name="P1"><text:s text:c="2"/>int temp;</text:p>
      <text:p text:style-name="P1"><text:s text:c="2"/>if (stack_end == 0) {</text:p>
      <text:p text:style-name="P1"><text:s text:c="4"/>fprintf(stderr, "Stack empty, can't pop! \n");</text:p>
      <text:p text:style-name="P1"><text:s text:c="4"/>exit(1);</text:p>
      <text:p text:style-name="P1"><text:s text:c="2"/>}</text:p>
      <text:p text:style-name="P1"><text:s text:c="2"/>//printf("popped: %d\n", stack[stack_end-1]);</text:p>
      <text:p text:style-name="P1"><text:s text:c="2"/>temp = stack[--stack_end];</text:p>
      <text:p text:style-name="P1"><text:s text:c="2"/>return temp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Daniel Odenbrand<text:tab/><text:tab/>C-programmering</text:p>
        <text:p text:style-name="Header">pi4, LTH<text:tab/><text:tab/>Edaa25</text:p>
        <text:p text:style-name="Header">920614-4611<text:tab/><text:tab/>Kursansvarig: Jonas Skepstedt</text:p>
        <text:p text:style-name="Header">Tpi11dod<text:tab/><text:tab/>Föregående rättare: Erik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3:06:05</meta:creation-date>
    <dc:date>2014-09-24T11:20:21</dc:date>
    <meta:editing-duration>PT1M56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131" meta:word-count="382" meta:character-count="2543" meta:non-whitespace-character-count="1949"/>
  </office:meta>
</office:document-meta>
</file>